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break-before="page"/>
      <style:text-properties fo:font-size="20pt" style:font-size-asian="20pt" style:font-size-complex="20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ize="20pt" style:font-size-asian="20pt" style:font-size-complex="2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0.5pt" style:font-size-asian="9.14999961853027pt" style:font-size-complex="10.5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style:font-size-asian="9.14999961853027pt" style:font-size-complex="10.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0.5pt" style:font-size-asian="9.14999961853027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影像處理</text:p>
      <text:p text:style-name="P1"/>
      <text:p text:style-name="P2">作業2</text:p>
      <text:p text:style-name="P2"/>
      <text:p text:style-name="P2"/>
      <text:p text:style-name="P2"/>
      <text:p text:style-name="P4"/>
      <text:p text:style-name="P3">潘韋成</text:p>
      <text:p text:style-name="P3">494410006</text:p>
      <text:p text:style-name="P3"/>
      <text:p text:style-name="P3"/>
      <text:p text:style-name="P4"/>
      <text:p text:style-name="P4">Due Date: 4/21</text:p>
      <text:p text:style-name="P4"/>
      <text:p text:style-name="P4">Date Handed In: 4/21</text:p>
      <text:p text:style-name="P5">Technical Description</text:p>
      <text:p text:style-name="P8">本次延用上次作業寫好的架構，只在原本的Image類別裡新增一個method: reduceNoise()。</text:p>
      <text:p text:style-name="P8">依照定義算出 ½ * ( max{g(x,y)} + min{g(x,y)} )。Block的維度為3x3，其影響後述。</text:p>
      <text:p text:style-name="P7">程式的使用方式為：</text:p>
      <text:p text:style-name="P7">$ make</text:p>
      <text:p text:style-name="P7">$ ./demo &lt;輸入影像&gt; &lt;輸出影像&gt;</text:p>
      <text:p text:style-name="P7"/>
      <text:p text:style-name="P6">Experimental Result</text:p>
      <text:p text:style-name="P7">noise2.bmp:</text:p>
      <text:p text:style-name="P7">雜訊有被模糊化，且無雜訊的地方改變不大，直到三次iteration之後才會明顯模糊。</text:p>
      <text:p text:style-name="P7">noise4.bmp:</text:p>
      <text:p text:style-name="P7">雜訊反而被放大，且iteration越多次就越大。</text:p>
      <text:p text:style-name="P7">Block size:</text:p>
      <text:p text:style-name="P7">5x5以上的大小都會嚴重模糊化，完全失去細節。</text:p>
      <text:p text:style-name="P7"/>
      <text:p text:style-name="P6">Discussion</text:p>
      <text:p text:style-name="P7">noise4.bmp的結果應是由於使用的filter，會讓極值(0 and 255)在和周圍像素差距太大時，大幅拉高或壓低像素。若是使用會trim極值的filter，就不會有這種事發生。</text:p>
      <text:p text:style-name="P7"/>
      <text:p text:style-name="P6">Reference</text:p>
      <text:p text:style-name="P7">Wikipedia(en): http://en.wikipedia.org/wiki/BMP_file_form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4T22:01:59</meta:creation-date>
    <dc:date>2009-04-21T18:07:44</dc:date>
    <meta:editing-duration>PT00H29M14S</meta:editing-duration>
    <meta:editing-cycles>10</meta:editing-cycles>
    <meta:generator>OpenOffice.org/3.0$Unix OpenOffice.org_project/300m15$Build-9379</meta:generator>
    <meta:document-statistic meta:table-count="0" meta:image-count="0" meta:object-count="0" meta:page-count="2" meta:paragraph-count="23" meta:word-count="74" meta:character-count="537"/>
  </office:meta>
</office:document-meta>
</file>